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T1" style:family="text">
      <style:text-properties officeooo:rsid="000465f3"/>
    </style:style>
    <style:style style:name="T2" style:family="text">
      <style:text-properties officeooo:rsid="0005d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une = soleil, chaud, lumière, <text:span text:style-name="T1">ambiguïté</text:span> : M-Age opposé à l’or, fade, imitation, tromperie, mensonge, négatif, <text:span text:style-name="T2">cocu.</text:span> Mais aussi joie et stimulation. Empereur, pouvoir, énergie</text:p>
      <text:p text:style-name="P1"/>
      <text:p text:style-name="P1">Vert = nature. Partout. Vie. <text:span text:style-name="T2">Apaisante</text:span>, <text:span text:style-name="T2">contemplation</text:span>, équilibre, espace, ressourcement, autonomie, liberté, neutralité, détachement, chance, permission. Mais infortune, peur</text:p>
      <text:p text:style-name="P1"/>
      <text:p text:style-name="P1">Vert pomme = plus frais et stimulant, printemps, cf jaune. Lien entre chaud et froid, compréhension, tolérance, flexibilité, audace. Besoin d’apprentissage et de nouveauté</text:p>
      <text:p text:style-name="P1"/>
      <text:p text:style-name="P1">Turquoise = mer, vacances. Bleu et vert aquatique, rêve, apaisante, dynamique, transfo, ornements précieux</text:p>
      <text:p text:style-name="P1"/>
      <text:p text:style-name="P1">Bleu ciel = infini, horizon, rêve, imaginaire, froid, ciel de jour, vapeur, partage, com, échange. Mélancolie, doute, errance</text:p>
      <text:p text:style-name="P1"/>
      <text:p text:style-name="P1">Outremer = aube, mélange jour nuit, azur, pacifique, sérénité, concentration, contre stress, voûte céleste, lien</text:p>
      <text:p text:style-name="P1"/>
      <text:p text:style-name="P1">Bleu nuit = profond, mystère, obscurité, nuit, repos, abysse, ambivalence, harmonie, magie, spirituel, réflexion</text:p>
      <text:p text:style-name="P1"/>
      <text:p text:style-name="P1">Pourpre = bleu/rouge, stabilité et énergie. Apaisante et stimulante, pouvoir, noblesse, ambition. Teinte rare et secrète, lavande, lilas. Calme, sacré, spirituel, mélange chaud froid qui stimule</text:p>
      <text:p text:style-name="P1"/>
      <text:p text:style-name="P1">Magenta = rose. <text:span text:style-name="T2">Émotionnel</text:span> équilibre, énergie, introspection, amour, cœur, patience, acceptation</text:p>
      <text:p text:style-name="P1"/>
      <text:p text:style-name="P1">Rouge = passion, actif, besoins primaires, viande et sang, énergie masculine, sexualité, rage, stimulant appétit, Chine chance</text:p>
      <text:p text:style-name="P1"/>
      <text:p text:style-name="P1"><text:span text:style-name="T2">Écarlate</text:span> = vivacité, fougue, courage, chaleur, domination, aisance. Vice, désir. Infidélité mais aussi Christ</text:p>
      <text:p text:style-name="P1"/>
      <text:p text:style-name="P1">Orange = énergie et gaieté. Enthousiasme. Compassion et créativité, bien-être et partage, flamme. Vecteur de socialisation, prise de décision, processus de changement.</text:p>
      <text:p text:style-name="P1"/>
      <text:p text:style-name="P1">Marron = terre, stabilité, équilibre, soutien, famille, protection, devoir. Besoin priorité, sécu matérielle.</text:p>
      <text:p text:style-name="P1"/>
      <text:p text:style-name="P1">Doré = énergie, chaleur, positif</text:p>
      <text:p text:style-name="P1"/>
      <text:p text:style-name="P1">Noir = omniprésent. Secret, caché, barrière, inconnu. Absorption</text:p>
      <text:p text:style-name="P1"/>
      <text:p text:style-name="P1">Blanc = illumine, découverte, pureté, innocence, clarification</text:p>
      <text:p text:style-name="P1"/>
      <text:p text:style-name="P1">Gris = neutralité, détachement, non choix. Compromis. Stabilité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2:00:54.410000000</meta:creation-date>
    <dc:date>2020-06-12T12:16:11.933000000</dc:date>
    <meta:editing-duration>PT5M4S</meta:editing-duration>
    <meta:editing-cycles>1</meta:editing-cycles>
    <meta:document-statistic meta:table-count="0" meta:image-count="0" meta:object-count="0" meta:page-count="1" meta:paragraph-count="17" meta:word-count="260" meta:character-count="1998" meta:non-whitespace-character-count="1755"/>
    <meta:generator>LibreOffice/6.1.5.2$Windows_X86_64 LibreOffice_project/90f8dcf33c87b3705e78202e3df5142b201bd805</meta:generator>
  </office:meta>
</office:document-meta>
</file>